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000000372593CC6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102cm" svg:stroke-color="#6666ff" draw:marker-start="" draw:marker-start-width="0.61cm" draw:marker-end="Arrow" draw:marker-end-width="0.305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241cm"/>
    </style:style>
    <style:style style:name="P1" style:family="paragraph">
      <style:paragraph-properties fo:text-align="center"/>
    </style:style>
    <style:style style:name="P2" style:family="paragraph">
      <style:text-properties fo:color="#6666ff"/>
    </style:style>
    <style:style style:name="T1" style:family="text">
      <style:text-properties fo:color="#66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591cm" svg:x="1cm" svg:y="6.674cm">
          <draw:image xlink:href="Pictures/10000201000004A000000372593CC691.png" xlink:type="simple" xlink:show="embed" xlink:actuate="onLoad">
            <text:p/>
          </draw:image>
        </draw:frame>
        <draw:g>
          <draw:line draw:style-name="gr2" draw:text-style-name="P1" draw:layer="layout" svg:x1="11.381cm" svg:y1="12.045cm" svg:x2="11.381cm" svg:y2="8.841cm">
            <text:p/>
          </draw:line>
          <draw:line draw:style-name="gr2" draw:text-style-name="P1" draw:layer="layout" svg:x1="8.925cm" svg:y1="13.515cm" svg:x2="8.925cm" svg:y2="11.973cm">
            <text:p/>
          </draw:line>
        </draw:g>
        <draw:frame draw:style-name="gr3" draw:text-style-name="P2" draw:layer="layout" svg:width="3.741cm" svg:height="2.384cm" svg:x="11.795cm" svg:y="6.969cm">
          <draw:text-box>
            <text:p><text:span text:style-name="T1">rotating the</text:span></text:p>
            <text:p><text:span text:style-name="T1">articulation </text:span></text:p>
            <text:p><text:span text:style-name="T1">whe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05T17:35:38.055375147</dc:date>
    <dc:creator>Bernd Reinhold</dc:creator>
    <meta:editing-duration>PT21M17S</meta:editing-duration>
    <meta:editing-cycles>3</meta:editing-cycles>
    <meta:generator>LibreOffice/4.3.7.2$Linux_X86_64 LibreOffice_project/430m0$Build-2</meta:generator>
    <meta:document-statistic meta:object-count="5"/>
  </office:meta>
</office:document-meta>
</file>